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87.88mm"/>
    </style:style>
    <style:style style:name="co3" style:family="table-column">
      <style:table-column-properties fo:break-before="auto" style:column-width="69.51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75.55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04">
      <style:table-cell-properties fo:background-color="#ffff99"/>
    </style:style>
    <style:style style:name="ce5" style:family="table-cell" style:parent-style-name="Default" style:data-style-name="N104">
      <style:table-cell-properties fo:background-color="#ffff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ackground-color="#ffcc99"/>
    </style:style>
    <style:style style:name="ce9" style:family="table-cell" style:parent-style-name="Default" style:data-style-name="N104">
      <style:table-cell-properties fo:background-color="#ffcc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2" style:family="table-cell" style:parent-style-name="Default" style:data-style-name="N111">
      <style:table-cell-properties fo:background-color="#ccffff"/>
    </style:style>
    <style:style style:name="ce13" style:family="table-cell" style:parent-style-name="Default" style:data-style-name="N111">
      <style:table-cell-properties fo:background-color="#ccff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isc-8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4"/>
        <table:table-column table:style-name="co7" table:default-cell-style-name="ce6"/>
        <table:table-column table:style-name="co7" table:default-cell-style-name="ce8"/>
        <table:table-column table:style-name="co7" table:default-cell-style-name="ce10"/>
        <table:table-column table:style-name="co7" table:default-cell-style-name="ce1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Farnell</text:p>
          </table:table-cell>
          <table:table-cell/>
          <table:table-cell office:value-type="string" calcext:value-type="string">
            <text:p>LCSC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2008,U2007,U2006,U2005,U2004,U2003,U2002,U2001</text:p>
          </table:table-cell>
          <table:table-cell office:value-type="string" calcext:value-type="string">
            <text:p>SOIC-14_3.9x8.7mm_P1.27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4HC00-74xx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1806,U1707,U2107,U1102,U1414</text:p>
          </table:table-cell>
          <table:table-cell office:value-type="string" calcext:value-type="string">
            <text:p>SOIC-14_3.9x8.7mm_P1.27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4HC27</text:p>
          </table:table-cell>
          <table:table-cell office:value-type="string" calcext:value-type="string">
            <text:p>296-14848-1-ND‎</text:p>
          </table:table-cell>
          <table:table-cell office:value-type="currency" office:currency="GBP" office:value="1.7" calcext:value-type="currency">
            <text:p>£1.70</text:p>
          </table:table-cell>
          <table:table-cell office:value-type="float" office:value="2777731" calcext:value-type="float">
            <text:p>2777731</text:p>
          </table:table-cell>
          <table:table-cell office:value-type="currency" office:currency="GBP" office:value="1.28" calcext:value-type="currency">
            <text:p>£1.28</text:p>
          </table:table-cell>
          <table:table-cell office:value-type="string" calcext:value-type="string">
            <text:p><text:s/>C5629</text:p>
          </table:table-cell>
          <table:table-cell office:value-type="currency" office:currency="USD" office:value="0.682" calcext:value-type="currency">
            <text:p>$0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4,H3,H2,H1</text:p>
          </table:table-cell>
          <table:table-cell office:value-type="string" calcext:value-type="string">
            <text:p>MountingHole_3.2mm_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</text:p>
          </table:table-cell>
          <table:table-cell table:number-columns-repeated="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U313,U1802,U1517,U1508,U2108,U1416,U1503,U1504,U1703,U1801,U1903,U2103</text:p>
          </table:table-cell>
          <table:table-cell office:value-type="string" calcext:value-type="string">
            <text:p>SOIC-14_3.9x8.7mm_P1.27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4HC4075</text:p>
          </table:table-cell>
          <table:table-cell office:value-type="string" calcext:value-type="string">
            <text:p>296-9227-5-ND‎</text:p>
          </table:table-cell>
          <table:table-cell office:value-type="currency" office:currency="GBP" office:value="4.78" calcext:value-type="currency">
            <text:p>£4.78</text:p>
          </table:table-cell>
          <table:table-cell office:value-type="float" office:value="2777741" calcext:value-type="float">
            <text:p>2777741</text:p>
          </table:table-cell>
          <table:table-cell office:value-type="currency" office:currency="GBP" office:value="5.78" calcext:value-type="currency">
            <text:p>£5.78</text:p>
          </table:table-cell>
          <table:table-cell office:value-type="string" calcext:value-type="string">
            <text:p>C6547</text:p>
          </table:table-cell>
          <table:table-cell office:value-type="string" calcext:value-type="string">
            <text:p>tba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1506,U1803,U1805,U1522,U1521,U1520,U1519,U1902,U1701,U1408,U1407,U1502,U1601,U2105,U2106,U1507,U1510,U1511,U2104,U1403,U1405,U1406,U302,U303,U306,U1103,U1412,U1505,U1704</text:p>
          </table:table-cell>
          <table:table-cell office:value-type="string" calcext:value-type="string">
            <text:p>SOIC-14_3.9x8.7mm_P1.27m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‎MC74HC08ADGOS-ND‎</text:p>
          </table:table-cell>
          <table:table-cell office:value-type="currency" office:currency="GBP" office:value="8.7" calcext:value-type="currency">
            <text:p>£8.70</text:p>
          </table:table-cell>
          <table:table-cell office:value-type="float" office:value="1201314" calcext:value-type="float">
            <text:p>1201314</text:p>
          </table:table-cell>
          <table:table-cell office:value-type="currency" office:currency="GBP" office:value="7.86" calcext:value-type="currency">
            <text:p>£7.86</text:p>
          </table:table-cell>
          <table:table-cell office:value-type="string" calcext:value-type="string">
            <text:p>C5593</text:p>
          </table:table-cell>
          <table:table-cell office:value-type="currency" office:currency="USD" office:value="2.637" calcext:value-type="currency">
            <text:p>$2.64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1411,U1804,U1518,U1509,U1501,U1602,U1904,U1404,U307,U308,U310,U1413,U1516,U1702,U1901,U2102</text:p>
          </table:table-cell>
          <table:table-cell office:value-type="string" calcext:value-type="string">
            <text:p>SOIC-14_3.9x8.7mm_P1.27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4HC32</text:p>
          </table:table-cell>
          <table:table-cell office:value-type="string" calcext:value-type="string">
            <text:p>MC74HC32ADGOS-ND‎</text:p>
          </table:table-cell>
          <table:table-cell office:value-type="currency" office:currency="GBP" office:value="4.8" calcext:value-type="currency">
            <text:p>£4.80</text:p>
          </table:table-cell>
          <table:table-cell office:value-type="float" office:value="1607773" calcext:value-type="float">
            <text:p>1607773</text:p>
          </table:table-cell>
          <table:table-cell office:value-type="currency" office:currency="GBP" office:value="5.32" calcext:value-type="currency">
            <text:p>£5.32</text:p>
          </table:table-cell>
          <table:table-cell office:value-type="string" calcext:value-type="string">
            <text:p>C5632</text:p>
          </table:table-cell>
          <table:table-cell office:value-type="currency" office:currency="USD" office:value="1.828" calcext:value-type="currency">
            <text:p>$1.83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1806,C1802,C1805,C1804,C1803,C1523,C1517,C1522,C1521,C1520,C1519,C1518,C1509,C1501,C1515,C1708,C2106,C2105,C2108,C2107,C1904,C1410,C1408,C1409,C1404,C1403,C1405,C1406,C1407,C201,C202,C203,C204,C205,C206,C207,C208,C209,C210,C211,C212,C213,C214,C301,C302,C303,C304,C305,C306,C307,C308,C309,C310,C311,C312,C313,C314,C315,C316,C317,C318,C319,C320,C321,C322,C323,C401,C402,C403,C501,C502,C503,C504,C505,C506,C507,C508,C601,C602,C603,C604,C605,C606,C607,C608,C609,C610,C611,C612,C613,C614,C701,C702,C801,C802,C901,C1001,C1002,C1003,C1004,C1101,C1102,C1103,C1201,C1202,C1203,C1204,C1205,C1206,C1207,C1301,C1401,C1402,C1411,C1412,C1413,C1414,C1415,C1416,C1417,C1418,C1419,C1502,C1503,C1504,C1505,C1506,C1507,C1508,C1510,C1511,C1512,C1513,C1514,C1516,C1601,C1602,C1603,C1604,C1605,C1701,C1702,C1703,C1704,C1705,C1706,C1707,C1801,C1901,C1902,C1903,C2101,C2102,C2103,C2104</text:p>
          </table:table-cell>
          <table:table-cell office:value-type="string" calcext:value-type="string">
            <text:p>C_0603_1608Metric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1000-1-ND </text:p>
          </table:table-cell>
          <table:table-cell office:value-type="currency" office:currency="GBP" office:value="1.5" calcext:value-type="currency">
            <text:p>£1.50</text:p>
          </table:table-cell>
          <table:table-cell office:value-type="float" office:value="1856360" calcext:value-type="float">
            <text:p>1856360</text:p>
          </table:table-cell>
          <table:table-cell office:value-type="currency" office:currency="GBP" office:value="2.42" calcext:value-type="currency">
            <text:p>£2.42</text:p>
          </table:table-cell>
          <table:table-cell office:value-type="string" calcext:value-type="string">
            <text:p>C159815</text:p>
          </table:table-cell>
          <table:table-cell office:value-type="currency" office:currency="USD" office:value="0.16" calcext:value-type="currency">
            <text:p>$0.16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U1515,U309,U1204,U1205,U1206,U1301,U1417,U1418,U1419,U1514,U1513</text:p>
          </table:table-cell>
          <table:table-cell office:value-type="string" calcext:value-type="string">
            <text:p>SOIC-16_3.9x9.9mm_P1.27m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4HC238</text:p>
          </table:table-cell>
          <table:table-cell office:value-type="string" calcext:value-type="string">
            <text:p>MC74HC238ADGOS-ND‎</text:p>
          </table:table-cell>
          <table:table-cell office:value-type="currency" office:currency="GBP" office:value="3.19" calcext:value-type="currency">
            <text:p>£3.19</text:p>
          </table:table-cell>
          <table:table-cell office:value-type="float" office:value="2534432" calcext:value-type="float">
            <text:p>2534432</text:p>
          </table:table-cell>
          <table:table-cell office:value-type="currency" office:currency="GBP" office:value="3.8" calcext:value-type="currency">
            <text:p>£3.80</text:p>
          </table:table-cell>
          <table:table-cell office:value-type="string" calcext:value-type="string">
            <text:p><text:s/>C5620</text:p>
          </table:table-cell>
          <table:table-cell office:value-type="currency" office:currency="USD" office:value="1.3167" calcext:value-type="currency">
            <text:p>$1.3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U1202,U1201,U1203,U1207</text:p>
          </table:table-cell>
          <table:table-cell office:value-type="string" calcext:value-type="string">
            <text:p>SOIC-14_3.9x8.7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11</text:p>
          </table:table-cell>
          <table:table-cell office:value-type="string" calcext:value-type="string">
            <text:p><text:s/>MC74HC11ADGOS-ND </text:p>
          </table:table-cell>
          <table:table-cell office:value-type="currency" office:currency="GBP" office:value="1.16" calcext:value-type="currency">
            <text:p>£1.16</text:p>
          </table:table-cell>
          <table:table-cell office:value-type="float" office:value="1236212" calcext:value-type="float">
            <text:p>1236212</text:p>
          </table:table-cell>
          <table:table-cell office:value-type="currency" office:currency="GBP" office:value="1.54" calcext:value-type="currency">
            <text:p>£1.54</text:p>
          </table:table-cell>
          <table:table-cell office:value-type="string" calcext:value-type="string">
            <text:p>C88001</text:p>
          </table:table-cell>
          <table:table-cell office:value-type="currency" office:currency="USD" office:value="0.594" calcext:value-type="currency">
            <text:p>$0.5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U1706,U1401</text:p>
          </table:table-cell>
          <table:table-cell office:value-type="string" calcext:value-type="string">
            <text:p>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1727-3774-ND </text:p>
          </table:table-cell>
          <table:table-cell office:value-type="currency" office:currency="GBP" office:value="0.56" calcext:value-type="currency">
            <text:p>£0.56</text:p>
          </table:table-cell>
          <table:table-cell office:value-type="float" office:value="1201310" calcext:value-type="float">
            <text:p>1201310</text:p>
          </table:table-cell>
          <table:table-cell office:value-type="currency" office:currency="GBP" office:value="1.26" calcext:value-type="currency">
            <text:p>£1.26</text:p>
          </table:table-cell>
          <table:table-cell office:value-type="string" calcext:value-type="string">
            <text:p>C336025</text:p>
          </table:table-cell>
          <table:table-cell office:value-type="currency" office:currency="USD" office:value="0.3615" calcext:value-type="currency">
            <text:p>$0.3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U1603,U1409,U311,U1001</text:p>
          </table:table-cell>
          <table:table-cell office:value-type="string" calcext:value-type="string">
            <text:p>SOIC-14_3.9x8.7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04</text:p>
          </table:table-cell>
          <table:table-cell office:value-type="string" calcext:value-type="string">
            <text:p>MC74HC04ADGOS-ND </text:p>
          </table:table-cell>
          <table:table-cell office:value-type="currency" office:currency="GBP" office:value="1.12" calcext:value-type="currency">
            <text:p>£1.12</text:p>
          </table:table-cell>
          <table:table-cell office:value-type="float" office:value="2854595" calcext:value-type="float">
            <text:p>2854595</text:p>
          </table:table-cell>
          <table:table-cell office:value-type="currency" office:currency="GBP" office:value="0.77" calcext:value-type="currency">
            <text:p>£0.77</text:p>
          </table:table-cell>
          <table:table-cell office:value-type="string" calcext:value-type="string">
            <text:p>C86613</text:p>
          </table:table-cell>
          <table:table-cell office:value-type="currency" office:currency="USD" office:value="0.364" calcext:value-type="currency">
            <text:p>$0.36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U208,U214,U201,U202,U203,U204,U205,U206,U207,U209,U210,U211,U212,U213,U305,U505,U507,U605,U606,U612,U613</text:p>
          </table:table-cell>
          <table:table-cell office:value-type="string" calcext:value-type="string">
            <text:p>SOIC-20W_7.5x12.8mm_P1.27m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HC574</text:p>
          </table:table-cell>
          <table:table-cell office:value-type="string" calcext:value-type="string">
            <text:p>1727-2819-1-ND </text:p>
          </table:table-cell>
          <table:table-cell office:value-type="currency" office:currency="GBP" office:value="6.66" calcext:value-type="currency">
            <text:p>£6.66</text:p>
          </table:table-cell>
          <table:table-cell office:value-type="float" office:value="1085345" calcext:value-type="float">
            <text:p>1085345</text:p>
          </table:table-cell>
          <table:table-cell office:value-type="currency" office:currency="GBP" office:value="8.62" calcext:value-type="currency">
            <text:p>£8.62</text:p>
          </table:table-cell>
          <table:table-cell office:value-type="string" calcext:value-type="string">
            <text:p>C16501</text:p>
          </table:table-cell>
          <table:table-cell office:value-type="currency" office:currency="USD" office:value="2.7048" calcext:value-type="currency">
            <text:p>$2.70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1002,U304,U312,U315,U316,U321,U322,U323,U403,U502,U504,U601,U602,U603,U604,U611,U614,U701,U702,U1003,U1004</text:p>
          </table:table-cell>
          <table:table-cell office:value-type="string" calcext:value-type="string">
            <text:p>SOIC-20W_7.5x12.8mm_P1.27m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4HC541</text:p>
          </table:table-cell>
          <table:table-cell office:value-type="string" calcext:value-type="string">
            <text:p>MC74HC541ADWR2GOSCT-ND </text:p>
          </table:table-cell>
          <table:table-cell office:value-type="currency" office:currency="GBP" office:value="7.81" calcext:value-type="currency">
            <text:p>£7.81</text:p>
          </table:table-cell>
          <table:table-cell office:value-type="float" office:value="1201325" calcext:value-type="float">
            <text:p>1201325</text:p>
          </table:table-cell>
          <table:table-cell office:value-type="currency" office:currency="GBP" office:value="9.65" calcext:value-type="currency">
            <text:p>£9.65</text:p>
          </table:table-cell>
          <table:table-cell office:value-type="string" calcext:value-type="string">
            <text:p>C9367</text:p>
          </table:table-cell>
          <table:table-cell office:value-type="currency" office:currency="USD" office:value="6.3" calcext:value-type="currency">
            <text:p>$6.3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MC74HC138ADGOS-ND </text:p>
          </table:table-cell>
          <table:table-cell office:value-type="currency" office:currency="GBP" office:value="0.29" calcext:value-type="currency">
            <text:p>£0.29</text:p>
          </table:table-cell>
          <table:table-cell office:value-type="float" office:value="1104715" calcext:value-type="float">
            <text:p>1104715</text:p>
          </table:table-cell>
          <table:table-cell office:value-type="currency" office:currency="GBP" office:value="1.23" calcext:value-type="currency">
            <text:p>£1.23</text:p>
          </table:table-cell>
          <table:table-cell office:value-type="string" calcext:value-type="string">
            <text:p>C5602</text:p>
          </table:table-cell>
          <table:table-cell office:value-type="currency" office:currency="USD" office:value="0.4535" calcext:value-type="currency">
            <text:p>$0.4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U314,U317,U801</text:p>
          </table:table-cell>
          <table:table-cell office:value-type="string" calcext:value-type="string">
            <text:p>SOIC-14_3.9x8.7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MC74HC86ADGOS-ND‎</text:p>
          </table:table-cell>
          <table:table-cell office:value-type="currency" office:currency="GBP" office:value="0.84" calcext:value-type="currency">
            <text:p>£0.84</text:p>
          </table:table-cell>
          <table:table-cell office:value-type="float" office:value="1085331" calcext:value-type="float">
            <text:p>1085331</text:p>
          </table:table-cell>
          <table:table-cell office:value-type="currency" office:currency="GBP" office:value="1.31" calcext:value-type="currency">
            <text:p>£1.31</text:p>
          </table:table-cell>
          <table:table-cell office:value-type="string" calcext:value-type="string">
            <text:p><text:s/>C5955</text:p>
          </table:table-cell>
          <table:table-cell office:value-type="currency" office:currency="USD" office:value="0.457" calcext:value-type="currency">
            <text:p>$0.46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U318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4002</text:p>
          </table:table-cell>
          <table:table-cell office:value-type="string" calcext:value-type="string">
            <text:p>296-31584-1-ND </text:p>
          </table:table-cell>
          <table:table-cell office:value-type="currency" office:currency="GBP" office:value="0.48" calcext:value-type="currency">
            <text:p>£0.48</text:p>
          </table:table-cell>
          <table:table-cell office:value-type="float" office:value="1739942" calcext:value-type="float">
            <text:p>1739942</text:p>
          </table:table-cell>
          <table:table-cell office:value-type="currency" office:currency="GBP" office:value="0.45" calcext:value-type="currency">
            <text:p>£0.45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U319,U320,U607,U608,U609,U610</text:p>
          </table:table-cell>
          <table:table-cell office:value-type="string" calcext:value-type="string">
            <text:p>SOIC-16_3.9x9.9mm_P1.27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4HC283</text:p>
          </table:table-cell>
          <table:table-cell office:value-type="string" calcext:value-type="string">
            <text:p>296-31579-1-ND‎</text:p>
          </table:table-cell>
          <table:table-cell office:value-type="currency" office:currency="GBP" office:value="2.82" calcext:value-type="currency">
            <text:p>£2.82</text:p>
          </table:table-cell>
          <table:table-cell office:value-type="float" office:value="1740249" calcext:value-type="float">
            <text:p>1740249</text:p>
          </table:table-cell>
          <table:table-cell office:value-type="currency" office:currency="GBP" office:value="3.02" calcext:value-type="currency">
            <text:p>£3.02</text:p>
          </table:table-cell>
          <table:table-cell office:value-type="string" calcext:value-type="string">
            <text:p>C139343</text:p>
          </table:table-cell>
          <table:table-cell office:value-type="currency" office:currency="USD" office:value="4.3452" calcext:value-type="currency">
            <text:p>$4.3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U401,U1101</text:p>
          </table:table-cell>
          <table:table-cell office:value-type="string" calcext:value-type="string">
            <text:p>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MC74HC74ADGOS-ND </text:p>
          </table:table-cell>
          <table:table-cell office:value-type="currency" office:currency="GBP" office:value="0.56" calcext:value-type="currency">
            <text:p>£0.56</text:p>
          </table:table-cell>
          <table:table-cell office:value-type="float" office:value="1201317" calcext:value-type="float">
            <text:p>1201317</text:p>
          </table:table-cell>
          <table:table-cell office:value-type="currency" office:currency="GBP" office:value="1.3" calcext:value-type="currency">
            <text:p>£1.30</text:p>
          </table:table-cell>
          <table:table-cell office:value-type="string" calcext:value-type="string">
            <text:p>C27597</text:p>
          </table:table-cell>
          <table:table-cell office:value-type="currency" office:currency="USD" office:value="0.429" calcext:value-type="currency">
            <text:p>$0.4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U402,U802,U1604,U1605</text:p>
          </table:table-cell>
          <table:table-cell office:value-type="string" calcext:value-type="string">
            <text:p>SOIC-16_3.9x9.9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157</text:p>
          </table:table-cell>
          <table:table-cell office:value-type="string" calcext:value-type="string">
            <text:p><text:s/>296-14836-1-ND </text:p>
          </table:table-cell>
          <table:table-cell office:value-type="currency" office:currency="GBP" office:value="1.48" calcext:value-type="currency">
            <text:p>£1.48</text:p>
          </table:table-cell>
          <table:table-cell office:value-type="float" office:value="2534421" calcext:value-type="float">
            <text:p>2534421</text:p>
          </table:table-cell>
          <table:table-cell office:value-type="currency" office:currency="GBP" office:value="1.25" calcext:value-type="currency">
            <text:p>£1.25</text:p>
          </table:table-cell>
          <table:table-cell office:value-type="string" calcext:value-type="string">
            <text:p><text:s/>C233460</text:p>
          </table:table-cell>
          <table:table-cell office:value-type="currency" office:currency="USD" office:value="0.618" calcext:value-type="currency">
            <text:p>$0.6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U501,U503,U506,U508,U901</text:p>
          </table:table-cell>
          <table:table-cell office:value-type="string" calcext:value-type="string">
            <text:p>SOIC-16_3.9x9.9mm_P1.27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4HC163</text:p>
          </table:table-cell>
          <table:table-cell table:style-name="ce4" office:value-type="string" calcext:value-type="string">
            <text:p>296-8245-5-ND </text:p>
          </table:table-cell>
          <table:table-cell office:value-type="currency" office:currency="GBP" office:value="1.55" calcext:value-type="currency">
            <text:p>£1.55</text:p>
          </table:table-cell>
          <table:table-cell office:value-type="float" office:value="1739778" calcext:value-type="float">
            <text:p>1739778</text:p>
          </table:table-cell>
          <table:table-cell office:value-type="currency" office:currency="GBP" office:value="2.81" calcext:value-type="currency">
            <text:p>£2.81</text:p>
          </table:table-cell>
          <table:table-cell office:value-type="string" calcext:value-type="string">
            <text:p>C338758</text:p>
          </table:table-cell>
          <table:table-cell office:value-type="currency" office:currency="USD" office:value="1" calcext:value-type="currency">
            <text:p>$1.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U1402,U1523,U1705</text:p>
          </table:table-cell>
          <table:table-cell office:value-type="string" calcext:value-type="string">
            <text:p>SOIC-14_3.9x8.7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HC02</text:p>
          </table:table-cell>
          <table:table-cell table:style-name="ce4" office:value-type="string" calcext:value-type="string">
            <text:p>MC74HC02ADGOS-ND </text:p>
          </table:table-cell>
          <table:table-cell office:value-type="currency" office:currency="GBP" office:value="0.93" calcext:value-type="currency">
            <text:p>£0.93</text:p>
          </table:table-cell>
          <table:table-cell office:value-type="float" office:value="2445101" calcext:value-type="float">
            <text:p>2445101</text:p>
          </table:table-cell>
          <table:table-cell office:value-type="currency" office:currency="GBP" office:value="1.2" calcext:value-type="currency">
            <text:p>£1.20</text:p>
          </table:table-cell>
          <table:table-cell office:value-type="string" calcext:value-type="string">
            <text:p><text:s/>C7328</text:p>
          </table:table-cell>
          <table:table-cell office:value-type="currency" office:currency="USD" office:value="0.434" calcext:value-type="currency">
            <text:p>$0.4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U1708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0</text:p>
          </table:table-cell>
          <table:table-cell office:value-type="string" calcext:value-type="string">
            <text:p>296-8213-5-ND 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1085336" calcext:value-type="float">
            <text:p>1085336</text:p>
          </table:table-cell>
          <table:table-cell office:value-type="currency" office:currency="GBP" office:value="1.5" calcext:value-type="currency">
            <text:p>£1.50</text:p>
          </table:table-cell>
          <table:table-cell office:value-type="string" calcext:value-type="string">
            <text:p><text:s/>C6816</text:p>
          </table:table-cell>
          <table:table-cell office:value-type="currency" office:currency="USD" office:value="0.1412" calcext:value-type="currency">
            <text:p>$0.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2001</text:p>
          </table:table-cell>
          <table:table-cell office:value-type="string" calcext:value-type="string">
            <text:p>PinHeader_2x20_P2.54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‎609-3124-ND‎</text:p>
          </table:table-cell>
          <table:table-cell office:value-type="currency" office:currency="GBP" office:value="1" calcext:value-type="currency">
            <text:p>£1.00</text:p>
          </table:table-cell>
          <table:table-cell office:value-type="float" office:value="2751390" calcext:value-type="float">
            <text:p>2751390</text:p>
          </table:table-cell>
          <table:table-cell office:value-type="currency" office:currency="GBP" office:value="0.94" calcext:value-type="currency">
            <text:p>£0.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table:style-name="ce2" office:value-type="string" calcext:value-type="string">
            <text:p>Total</text:p>
          </table:table-cell>
          <table:table-cell/>
          <table:table-cell table:style-name="ce5" table:formula="of:=SUM([.G2:.G24])" office:value-type="currency" office:currency="GBP" office:value="52.25" calcext:value-type="currency">
            <text:p>£52.25</text:p>
          </table:table-cell>
          <table:table-cell table:style-name="ce7"/>
          <table:table-cell table:style-name="ce9" table:formula="of:=SUM([.I2:.I24])" office:value-type="currency" office:currency="GBP" office:value="63.31" calcext:value-type="currency">
            <text:p>£63.31</text:p>
          </table:table-cell>
          <table:table-cell table:style-name="ce11"/>
          <table:table-cell table:style-name="ce13" table:formula="of:=SUM([.K2:.K24])" office:value-type="currency" office:currency="USD" office:value="24.8259" calcext:value-type="currency">
            <text:p>$24.8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inc VAT</text:p>
          </table:table-cell>
          <table:table-cell/>
          <table:table-cell table:formula="of:=[.G26]*1.2" office:value-type="currency" office:currency="GBP" office:value="62.7" calcext:value-type="currency">
            <text:p>£62.70</text:p>
          </table:table-cell>
          <table:table-cell/>
          <table:table-cell table:style-name="ce4" table:formula="of:=[.I26]*1.2" office:value-type="currency" office:currency="GBP" office:value="75.972" calcext:value-type="currency">
            <text:p>£75.97</text:p>
          </table:table-cell>
          <table:table-cell/>
          <table:table-cell table:style-name="ce4" table:formula="of:=[.K26]*1.2" office:value-type="currency" office:currency="GBP" office:value="29.79108" calcext:value-type="currency">
            <text:p>£29.79</text:p>
          </table:table-cell>
        </table:table-row>
        <table:table-row table:style-name="ro3" table:number-rows-repeated="104854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20:12:05.922626297</dc:date>
    <dc:creator>barnacle </dc:creator>
    <meta:editing-duration>PT23H15M2S</meta:editing-duration>
    <meta:editing-cycles>4</meta:editing-cycles>
    <meta:generator>LibreOffice/6.0.7.3$Linux_X86_64 LibreOffice_project/00m0$Build-3</meta:generator>
    <meta:document-statistic meta:table-count="1" meta:cell-count="255" meta:object-count="0"/>
  </office:meta>
</office:document-meta>
</file>